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Georgia" svg:font-family="Georgia, 'Droid Serif', Times, serif"/>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bold" style:font-weight-asian="bold" style:font-weight-complex="bold"/>
    </style:style>
    <style:style style:name="P2" style:family="paragraph" style:parent-style-name="Heading_20_2">
      <style:paragraph-properties fo:margin-left="0in" fo:margin-right="0in" fo:text-align="start" style:justify-single-word="false" fo:orphans="2" fo:widows="2" fo:text-indent="0in" style:auto-text-indent="false"/>
      <style:text-properties fo:font-weight="bold" style:font-weight-asian="bold" style:font-weight-complex="bold"/>
    </style:style>
    <style:style style:name="P3" style:family="paragraph" style:parent-style-name="Heading_20_3">
      <style:paragraph-properties fo:margin-left="0in" fo:margin-right="0in" fo:text-align="start" style:justify-single-word="false" fo:orphans="2" fo:widows="2" fo:text-indent="0in" style:auto-text-indent="false"/>
      <style:text-properties fo:font-weight="bold" style:font-weight-asian="bold" style:font-weight-complex="bold"/>
    </style:style>
    <style:style style:name="P4"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bold" style:font-weight-asian="bold" style:font-weight-complex="bold"/>
    </style:style>
    <style:style style:name="P5" style:family="paragraph" style:parent-style-name="Heading_20_4">
      <style:text-properties fo:font-weight="bold" style:font-weight-asian="bold" style:font-weight-complex="bold"/>
    </style:style>
    <style:style style:name="P6" style:family="paragraph" style:parent-style-name="Standard">
      <style:paragraph-properties fo:margin-left="0in" fo:margin-right="0in" fo:text-align="start" style:justify-single-word="false" fo:orphans="2" fo:widows="2" fo:text-indent="0in" style:auto-text-indent="false"/>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normal"/>
    </style:style>
    <style:style style:name="P8" style:family="paragraph" style:parent-style-name="Text_20_body">
      <style:paragraph-properties fo:margin-left="0in" fo:margin-right="0in" fo:text-align="start" style:justify-single-word="false" fo:orphans="2" fo:widows="2" fo:text-indent="0in" style:auto-text-indent="false"/>
    </style:style>
    <style:style style:name="P9" style:family="paragraph" style:parent-style-name="Text_20_body">
      <style:paragraph-properties fo:margin-left="0in" fo:margin-right="0in" fo:text-align="start" style:justify-single-word="false" fo:orphans="2" fo:widows="2" fo:text-indent="0in" style:auto-text-indent="false"/>
      <style:text-properties officeooo:paragraph-rsid="001ef341"/>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normal"/>
    </style:style>
    <style:style style:name="P1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normal" style:font-weight-asian="bold" style:font-weight-complex="bold"/>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bold" style:font-weight-asian="bold" style:font-weight-complex="bold"/>
    </style:style>
    <style:style style:name="P14" style:family="paragraph" style:parent-style-name="Text_20_body" style:list-style-name="L1"/>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3">
      <style:paragraph-properties fo:margin-top="0in" fo:margin-bottom="0in" loext:contextual-spacing="false"/>
    </style:style>
    <style:style style:name="P25" style:family="paragraph" style:parent-style-name="Text_20_body" style:list-style-name="L4">
      <style:paragraph-properties fo:margin-top="0in" fo:margin-bottom="0in" loext:contextual-spacing="false"/>
    </style:style>
    <style:style style:name="P26" style:family="paragraph" style:parent-style-name="Text_20_body" style:list-style-name="L5">
      <style:paragraph-properties fo:margin-top="0in" fo:margin-bottom="0in" loext:contextual-spacing="false"/>
    </style:style>
    <style:style style:name="P27" style:family="paragraph" style:parent-style-name="Text_20_body" style:list-style-name="L7">
      <style:paragraph-properties fo:margin-top="0in" fo:margin-bottom="0in" loext:contextual-spacing="false"/>
    </style:style>
    <style:style style:name="P28" style:family="paragraph" style:parent-style-name="Text_20_body" style:list-style-name="L8">
      <style:paragraph-properties fo:margin-top="0in" fo:margin-bottom="0in" loext:contextual-spacing="false"/>
    </style:style>
    <style:style style:name="P29" style:family="paragraph" style:parent-style-name="Text_20_body" style:list-style-name="L9">
      <style:paragraph-properties fo:margin-top="0in" fo:margin-bottom="0in" loext:contextual-spacing="false"/>
    </style:style>
    <style:style style:name="P30" style:family="paragraph" style:parent-style-name="Text_20_body" style:list-style-name="L10">
      <style:paragraph-properties fo:margin-top="0in" fo:margin-bottom="0in" loext:contextual-spacing="false"/>
    </style:style>
    <style:style style:name="P31" style:family="paragraph" style:parent-style-name="Text_20_body" style:list-style-name="L11">
      <style:paragraph-properties fo:margin-top="0in" fo:margin-bottom="0in" loext:contextual-spacing="false"/>
    </style:style>
    <style:style style:name="P32" style:family="paragraph" style:parent-style-name="Text_20_body" style:list-style-name="L12">
      <style:paragraph-properties fo:margin-top="0in" fo:margin-bottom="0in" loext:contextual-spacing="false"/>
    </style:style>
    <style:style style:name="T1" style:family="text">
      <style:text-properties fo:font-variant="normal" fo:text-transform="none" fo:color="#333333" style:font-name="serif" fo:font-size="13.5pt" fo:letter-spacing="normal" fo:font-style="normal"/>
    </style:style>
    <style:style style:name="T2" style:family="text">
      <style:text-properties fo:font-variant="normal" fo:text-transform="none" fo:color="#333333" style:font-name="serif" fo:font-size="13.5pt" fo:letter-spacing="normal" fo:font-style="normal" fo:font-weight="normal"/>
    </style:style>
    <style:style style:name="T3" style:family="text">
      <style:text-properties fo:font-variant="normal" fo:text-transform="none" fo:color="#333333" style:font-name="serif" fo:font-size="13.5pt" fo:letter-spacing="normal" fo:font-style="normal" fo:font-weight="normal" style:font-weight-asian="normal" style:font-weight-complex="normal"/>
    </style:style>
    <style:style style:name="T4" style:family="text">
      <style:text-properties fo:font-variant="normal" fo:text-transform="none" fo:color="#333333" style:font-name="serif" fo:font-size="13.5pt" fo:letter-spacing="normal" fo:font-style="normal" fo:font-weight="normal" style:font-weight-asian="bold" style:font-weight-complex="bold"/>
    </style:style>
    <style:style style:name="T5" style:family="text">
      <style:text-properties fo:font-variant="normal" fo:text-transform="none" fo:color="#333333" style:font-name="serif" fo:font-size="13.5pt" fo:letter-spacing="normal" fo:font-style="normal" fo:font-weight="bold" style:font-weight-asian="bold" style:font-weight-complex="bold"/>
    </style:style>
    <style:style style:name="T6" style:family="text">
      <style:text-properties fo:font-variant="normal" fo:text-transform="none" fo:color="#333333" style:font-name="Georgia" fo:font-size="13.5pt" fo:letter-spacing="normal" fo:font-style="normal"/>
    </style:style>
    <style:style style:name="T7" style:family="text">
      <style:text-properties fo:font-variant="normal" fo:text-transform="none" fo:color="#333333" style:font-name="Georgia" fo:font-size="13.5pt" fo:letter-spacing="normal" fo:font-style="normal" fo:font-weight="normal"/>
    </style:style>
    <style:style style:name="T8" style:family="text">
      <style:text-properties fo:font-variant="normal" fo:text-transform="none" fo:color="#333333" style:font-name="Georgia" fo:font-size="13.5pt" fo:letter-spacing="normal" fo:font-style="normal" fo:font-weight="normal" style:font-weight-asian="bold" style:font-weight-complex="bold"/>
    </style:style>
    <style:style style:name="T9" style:family="text">
      <style:text-properties fo:font-variant="normal" fo:text-transform="none" fo:color="#333333" style:font-name="Georgia" fo:font-size="13.5pt" fo:letter-spacing="normal" fo:font-style="normal" fo:font-weight="normal" officeooo:rsid="001a519f" style:font-weight-asian="bold" style:font-weight-complex="bold"/>
    </style:style>
    <style:style style:name="T10" style:family="text">
      <style:text-properties fo:font-variant="normal" fo:text-transform="none" fo:color="#333333" style:font-name="Georgia" fo:font-size="13.5pt" fo:letter-spacing="normal" fo:font-style="normal" fo:font-weight="bold"/>
    </style:style>
    <style:style style:name="T11" style:family="text">
      <style:text-properties fo:font-variant="normal" fo:text-transform="none" fo:color="#333333" style:font-name="Georgia" fo:font-size="13.5pt" fo:letter-spacing="normal" fo:font-style="normal" fo:font-weight="bold" style:font-weight-asian="bold" style:font-weight-complex="bold"/>
    </style:style>
    <style:style style:name="T12" style:family="text">
      <style:text-properties fo:font-variant="normal" fo:text-transform="none" fo:color="#333333" fo:letter-spacing="normal"/>
    </style:style>
    <style:style style:name="T13" style:family="text">
      <style:text-properties fo:font-variant="normal" fo:text-transform="none" fo:color="#333333" style:font-name="sans-serif" fo:font-size="13.5pt" fo:letter-spacing="normal" fo:font-style="normal" fo:font-weight="bold"/>
    </style:style>
    <style:style style:name="T14" style:family="text">
      <style:text-properties fo:font-variant="normal" fo:text-transform="none" fo:color="#333333" style:font-name="Arial" fo:font-size="12pt" fo:letter-spacing="normal" fo:font-style="normal" fo:font-weight="normal"/>
    </style:style>
    <style:style style:name="T15" style:family="text">
      <style:text-properties fo:font-weight="normal" style:font-weight-asian="normal"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a1"/>Segmenting Customers</text:h>
      <text:p text:style-name="P6"><text:span text:style-name="T2">A customer segment is a grouping of customers that share certain characteristics. Understanding your customers — their similarities and differences — is one of the most fundamental and essential steps in quantifying the customers’ relationship with your product and company. Not only does segmenting customers tell you how to better serve current customer demographics, but it also allows you to discover any unmet needs and deliver better products and services in the future.</text:span></text:p>
      <text:p text:style-name="P7">Finally, you discover how to objectively segment your customers and determine which segments are the most profitable.</text:p>
      <text:h text:style-name="P1" text:outline-level="2"><text:bookmark text:name="a2"/>Why Segment Customers</text:h>
      <text:p text:style-name="P6"><text:span text:style-name="T2">Customer segments enable you to understand the patterns that differentiate your customers. Analyzing customer segments enables you to customize </text:span><text:bookmark text:name="Page_44"/><text:span text:style-name="T2">your products, services, prices, and marketing strategies to better increase profitability and customer satisfaction for your segment.</text:span></text:p>
      <text:p text:style-name="P7">Some of the valuable results of segmentation enable you to effectively:</text:p>
      <text:p text:style-name="P6"><text:span text:style-name="T5">Identify the most and least profitable customers: </text:span><text:span text:style-name="T7">All customers are not created equal. An examination of revenue by customer segment usually reveals that a minority of customer segments is responsible for the majority of profits. This is called the </text:span><text:span text:style-name="Emphasis">Pareto Principle.</text:span></text:p>
      <text:p text:style-name="P6"><text:span text:style-name="T7">Identifying more profitable segments allows you to focus</text:span><text:span text:style-name="T12"> </text:span><text:span text:style-name="T7">your efforts on keeping these customers happy while increasing their purchases.</text:span><text:span text:style-name="T12"> </text:span><text:span text:style-name="T7">What’s more, segmenting can reveal underserved customers for whom specially designed and marketed products or services can be created.</text:span></text:p>
      <text:p text:style-name="P6"><text:span text:style-name="T11">Improve marketing focus: </text:span><text:span text:style-name="T7">Segments often have different interests, values, tastes, and reasons to purchase what you offer. Vastly disparate segments may not respond to the same marketing messages or campaigns.</text:span></text:p>
      <text:p text:style-name="P6"><text:span text:style-name="T11">Predict future purchase patterns: </text:span><text:span text:style-name="T7">Knowing that certain customers are more likely to purchase other products based on past purchases helps with planning and marketing. If you’ve ever watched a show on Netflix or purchased a book on Amazon, then you’ve seen the value of segmenting to predict and encourage future purchases.</text:span></text:p>
      <text:p text:style-name="P6"><text:span text:style-name="T11">Build loyal relationships: </text:span><text:span text:style-name="T8">Fully meeting the customers’ expectations through customized service and uniquely designed products at a price they can afford helps build customer loyalty. Loyal customers are more likely to do business with you again and recommend you to their friends and colleagues. </text:span><text:span text:style-name="T9">S</text:span><text:span text:style-name="T8">egmentation may reveal what</text:span><text:span text:style-name="T11"> </text:span><text:span text:style-name="T8">kinds of</text:span><text:span text:style-name="T11"> </text:span><text:span text:style-name="T8">incentives </text:span><text:soft-page-break/><text:span text:style-name="T8">cause</text:span><text:span text:style-name="T11"> </text:span><text:span text:style-name="T8">each segment to choose your business over the competition over and over again.</text:span></text:p>
      <text:p text:style-name="P6"><text:span text:style-name="T11">Price products differently</text:span><text:span text:style-name="T8">: </text:span><text:span text:style-name="T7">Why lose money by reducing prices if some customers aren’t motivated by price? By acquiring an in-depth knowledge of customer motivations and gauging how much they are willing to spend (price sensitivity), you can develop more effective pricing strategies.</text:span></text:p>
      <text:p text:style-name="P6"><text:span text:style-name="T7"/></text:p>
      <text:p text:style-name="P6"><text:span text:style-name="T10">Develop better products and customize products or service features.</text:span><text:span text:style-name="T7"> Segmentation provides the knowledge you need to tailor your products and services to maximize your profits within each segment. Properly customizing products for each segment becomes easier as more understanding of the target segments is acquired.</text:span></text:p>
      <text:p text:style-name="P6"/>
      <text:p text:style-name="P6"/>
      <text:p text:style-name="P6"><text:span text:style-name="T16">Create personas.</text:span><text:span text:style-name="T12"> </text:span><text:span text:style-name="T7">A</text:span><text:span text:style-name="T12"> </text:span><text:span text:style-name="T7">persona is a fictional person who represents the characteristics and goals of a customer segment. Personas are used to help make better product development and marketing decisions.</text:span></text:p>
      <text:p text:style-name="P6"/>
      <text:p text:style-name="P6"/>
      <text:p text:style-name="P6"><text:span text:style-name="T2">The advantages of segmentation depend on the type of product or service you offer. Once you become more acquainted with the process of segmenting and researching your customers, you will find which ones apply to your business and possibly discover other unexpected advantages. For now, identifying a few objectives and positive outcomes is a good place to start.</text:span></text:p>
      <text:p text:style-name="Text_20_body"><text:line-break/><text:span text:style-name="T2">As another example, airlines want to segment their customers by how frequently they fly. A customer who flies once a year for pleasure is different from a customer who flies over a hundred thousand miles a year for business. The occasional traveler spends a lot less money with the airline, less time on the website and with customer service, but also has different needs and expectations. Email marketing and promotions should be tailored differently to both types of travelers. While airlines, like most companies, want to retain as many customers as possible, some segments are more valuable in terms of annual and lifetime revenue</text:span></text:p>
      <text:p text:style-name="Text_20_body"><text:span text:style-name="T2"/></text:p>
      <text:h text:style-name="Heading_20_1" text:outline-level="1"><text:soft-page-break/><text:span text:style-name="T2">Tips for successful customer segmentation</text:span></text:h>
      <text:p text:style-name="Text_20_body"><text:span text:style-name="T2">Customer segmentation is more than a simple process. It requires a combination of facts and intuition to put yourself in your customers’ shoes. Follow these guidelines to success:</text:span></text:p>
      <text:list xml:id="list3023784271" text:style-name="L1">
        <text:list-header>
          <text:p text:style-name="P14"/>
        </text:list-header>
      </text:list>
      <text:p text:style-name="P8"><text:span text:style-name="T13">Start with the</text:span><text:span text:style-name="T2"> </text:span><text:span text:style-name="T13">end goal in mind:</text:span></text:p>
      <text:p text:style-name="P8"><text:span text:style-name="T14">Define what you will do with the segmentation data before you begin.</text:span><text:span text:style-name="T13"> </text:span><text:span text:style-name="T14">If your segmentation goal is to increase the sales of one of your product’s optional features, data should be gathered about who buys the feature, which income bracket they belong to, and what their motivations are (low-cost solution or a premium high-quality option).</text:span></text:p>
      <text:p text:style-name="P8"><text:span text:style-name="T13"/></text:p>
      <text:p text:style-name="P8"><text:span text:style-name="T13">Be open-minded:</text:span></text:p>
      <text:p text:style-name="P9"><text:span text:style-name="T15">Patterns emerge from data analysis. It’s fine to have preconceived ideas about what to expect, but don’t let that dictate how you look for patterns. Let the data do the talking.</text:span></text:p>
      <text:p text:style-name="P9">One of the goals of segmentation is to learn new and possibly unexpected things about how your customers are similar. For example, when my company wanted to understand the most important features to customers on a healthcare web application, the stakeholders felt they already knew what those features were. However, the survey results from a representative set of customers showed the top three features were different from what the stakeholders were sure they knew.</text:p>
      <text:p text:style-name="Text_20_body"><text:span text:style-name="T17">Use multiple sources of data.<text:line-break/></text:span><text:line-break/>For example, on a customer segmentation survey my company conducted for a software company, we looked at the response rates by product lines and compared them to actual sales by product line. We ensured that the composition of customers responding to questions about their product usage would match the actual breakdown by product. Running smaller surveys with open-ended questions and conducting a few interviews can provide a lot of insight into what questions to ask. Customer surveys are usually easy to implement. Some companies offer perks such as drawings or a discount on a future purchase as a reward for participating in a survey.</text:p>
      <text:p text:style-name="Text_20_body">When possible, use more than one source and plan on cross-referencing data.</text:p>
      <text:h text:style-name="Heading_20_2" text:outline-level="2"><text:bookmark text:name="a3"/>Segmenting by the Five W’s</text:h>
      <text:p text:style-name="P8"><text:span text:style-name="T2">Segmenting customers can seem daunting: Where do you start and how do you segment? While the answer depends on your goals and products, it can be helpful to think in terms of the five W’s (</text:span><text:span text:style-name="Emphasis">who, where, what, when, why,</text:span><text:span text:style-name="T12"> </text:span><text:span text:style-name="T2">and </text:span><text:span text:style-name="Emphasis">how</text:span><text:span text:style-name="T2">) when segmenting.</text:span></text:p>
      <text:h text:style-name="P3" text:outline-level="3"><text:bookmark text:name="a4"/><text:soft-page-break/><text:span text:style-name="T1">WHO</text:span></text:h>
      <text:p text:style-name="Text_20_body"><text:line-break/><text:span text:style-name="T3">At the most basic level, you should know the demographics of your customers. Characterizing customers based on demographics is the simplest and easiest way to start segmenting. Demographic questions are not subjective: They give you real, verifiable information about your customers.</text:span></text:p>
      <text:p text:style-name="Text_20_body"><text:span text:style-name="T3">The core “</text:span><text:a xlink:type="simple" xlink:href="https://learning.oreilly.com/library/view/customer-analytics-for/9781118937624/xhtml/09_9781118937594-ch04.xhtml#a5" text:style-name="Internet_20_link" text:visited-style-name="Visited_20_Internet_20_Link">who</text:a><text:span text:style-name="T3">” demographic subjects include:</text:span></text:p>
      <text:list xml:id="list2958706769" text:style-name="L3">
        <text:list-item>
          <text:p text:style-name="P24">Gender</text:p>
        </text:list-item>
        <text:list-item>
          <text:p text:style-name="P24">Age</text:p>
        </text:list-item>
        <text:list-item>
          <text:p text:style-name="P24">Income</text:p>
        </text:list-item>
        <text:list-item>
          <text:p text:style-name="P24">Education level</text:p>
        </text:list-item>
        <text:list-item>
          <text:p text:style-name="P24">Occupation</text:p>
        </text:list-item>
        <text:list-item>
          <text:p text:style-name="P24">Marital status</text:p>
        </text:list-item>
        <text:list-item>
          <text:p text:style-name="P15">Number and ages of children</text:p>
        </text:list-item>
      </text:list>
      <text:p text:style-name="P11"><text:span text:style-name="T18">Knowing these basic demographics is interesting in itself. For example, an airline company interested in determining who the most frequent users of its company-brand credit card are may find that they are high-paid men who travel for business. This type of information helps with identifying effective sources of advertising or products that this group is more likely to purchase.</text:span></text:p>
      <text:h text:style-name="P4" text:outline-level="3"><text:bookmark text:name="a5"/>WHERE</text:h>
      <text:p text:style-name="P12">Knowing where customers live isn’t just an exercise in placing pins on a map. Instead, it’s about understanding the geographic diversity or concentration of your customers. It helps with locating better business locations, decreasing delivery time/distance, and so forth. If most of your customers live far away from your physical location, you may decide to open a new location that is closer to them.</text:p>
      <text:p text:style-name="P12">Geographic attributes can include:</text:p>
      <text:list xml:id="list1894325470" text:style-name="L4">
        <text:list-item>
          <text:p text:style-name="P25">Rural versus urban</text:p>
        </text:list-item>
        <text:list-item>
          <text:p text:style-name="P25">Domestic versus international</text:p>
        </text:list-item>
        <text:list-item>
          <text:p text:style-name="P25">City names and market size (for example, San Francisco versus St. Louis)</text:p>
        </text:list-item>
        <text:list-item>
          <text:p text:style-name="P25"><text:bookmark text:name="Page_49"/>Regions and states</text:p>
        </text:list-item>
        <text:list-item>
          <text:p text:style-name="P16">Zip codes</text:p>
        </text:list-item>
      </text:list>
      <text:h text:style-name="P4" text:outline-level="3"><text:bookmark text:name="a6"/><text:soft-page-break/>WHAT</text:h>
      <text:p text:style-name="P13"><text:span text:style-name="T15">In thinking about the “</text:span><text:a xlink:type="simple" xlink:href="https://learning.oreilly.com/library/view/customer-analytics-for/9781118937624/xhtml/09_9781118937594-ch04.xhtml#a7" text:style-name="Internet_20_link" text:visited-style-name="Visited_20_Internet_20_Link"><text:span text:style-name="T15">what</text:span></text:a><text:span text:style-name="T15">,” you should think about past, present, and future. What have customers done, what are they doing, what are they thinking, and what are they likely to do?</text:span></text:p>
      <text:h text:style-name="P5" text:outline-level="4"><text:bookmark text:name="a7"/>What they have done</text:h>
      <text:p text:style-name="Text_20_body">The easiest place to start is the past. What have customers done that distinguishes them? If helpful, think in terms of recency, frequency, and monetary value (revenue and profits) for segments:</text:p>
      <text:list xml:id="list3954413196" text:style-name="L5">
        <text:list-item>
          <text:p text:style-name="P26">Most recent purchase</text:p>
        </text:list-item>
        <text:list-item>
          <text:p text:style-name="P26">Total number of transactions</text:p>
        </text:list-item>
        <text:list-item>
          <text:p text:style-name="P26">Product experience</text:p>
        </text:list-item>
        <text:list-item>
          <text:p text:style-name="P26">Total revenue</text:p>
        </text:list-item>
        <text:list-item>
          <text:p text:style-name="P26">Total profit</text:p>
        </text:list-item>
        <text:list-item>
          <text:p text:style-name="P26"><text:bookmark text:name="Page_50"/>Time spent with support</text:p>
        </text:list-item>
        <text:list-item>
          <text:p text:style-name="P17">Actual number of referred customers</text:p>
        </text:list-item>
      </text:list>
      <text:p text:style-name="Text_20_body"><text:span text:style-name="T17"><text:line-break/></text:span><text:span text:style-name="T4">From the answers to these questions, you learn how your customers interacted with your business in the past, and who your best customers were. Comparing this data with the data from other W’s, you will be able to identify the characteristics of your least and most profitable customers.</text:span></text:p>
      <text:h text:style-name="Heading_20_4" text:outline-level="4"><text:bookmark text:name="a8"/><text:span text:style-name="T5">What they are doing</text:span></text:h>
      <text:p text:style-name="Text_20_body">Understanding the context, goals, and motivations of customers will help you to identify gaps in product features and opportunities for improvement. Use segmenting to define key areas such as:</text:p>
      <text:list xml:id="list2796716061" text:style-name="L7">
        <text:list-item>
          <text:p text:style-name="P27"><text:bookmark text:name="Page_51"/>Motivations: Business or pleasure</text:p>
        </text:list-item>
        <text:list-item>
          <text:p text:style-name="P27">Experience level: Power versus novice user</text:p>
        </text:list-item>
        <text:list-item>
          <text:p text:style-name="P18">Goals: Perhaps looking for a lawyer versus getting answers to a legal question</text:p>
        </text:list-item>
      </text:list>
      <text:h text:style-name="Heading_20_4" text:outline-level="4"><text:bookmark text:name="a9"/>What they think</text:h>
      <text:p text:style-name="Text_20_body">Look to identify attitudes and psychographics that differentiate the following:</text:p>
      <text:list xml:id="list2360114527" text:style-name="L8">
        <text:list-item>
          <text:p text:style-name="P28"><text:span text:style-name="T16">Lifestyles:</text:span> Traveler versus homebody</text:p>
        </text:list-item>
        <text:list-item>
          <text:p text:style-name="P28"><text:span text:style-name="T16">Values:</text:span> Frugal versus spendthrift</text:p>
        </text:list-item>
        <text:list-item>
          <text:p text:style-name="P28"><text:span text:style-name="T16">Technology:</text:span> Early adopter versus tech laggard</text:p>
        </text:list-item>
        <text:list-item>
          <text:p text:style-name="P28"><text:span text:style-name="T16">Personalities:</text:span> Risk seeking versus risk averse</text:p>
        </text:list-item>
        <text:list-item>
          <text:p text:style-name="P28"><text:span text:style-name="T16">Overall product satisfaction:</text:span> Low versus high</text:p>
        </text:list-item>
        <text:list-item>
          <text:p text:style-name="P19"><text:span text:style-name="T16">Investing habits:</text:span> Active versus occasional investor</text:p>
        </text:list-item>
      </text:list>
      <text:p text:style-name="Text_20_body"><text:soft-page-break/>These questions are more subjective than objective, but are nonetheless fundamental. For example, if a majority of your customers typically wait until all their friends have a technology before making a purchase (tech laggard) then marketing that emphasizes cutting-edge technologies won’t be appealing.</text:p>
      <text:h text:style-name="Heading_20_4" text:outline-level="4"><text:bookmark text:name="a10"/>What they are likely to do</text:h>
      <text:p text:style-name="Text_20_body">You also want to think in terms of long-term relationships and the lifetime value of a customer. Using a combination of surveys and past behavior can help you estimate:</text:p>
      <text:list xml:id="list280321638" text:style-name="L9">
        <text:list-item>
          <text:p text:style-name="P29">Likelihood to recommend to friends</text:p>
        </text:list-item>
        <text:list-item>
          <text:p text:style-name="P20">Likelihood to repurchase</text:p>
        </text:list-item>
      </text:list>
      <text:p text:style-name="Text_20_body">This helps you identify the customer segments with whom you can reasonably expect to benefit from long-term relationships. Identifying loyal customers is instrumental in keeping them. Offering perks such as discounts when using your company-brand credit card, participation in sweepstakes, or free products and services for their loyalty is an effective way to get customers to choose your company over the competition.</text:p>
      <text:h text:style-name="Heading_20_3" text:outline-level="3"><text:bookmark text:name="a11"/>WHEN</text:h>
      <text:p text:style-name="Text_20_body">There are often significant differences in the types of customers you have, based on when you measure.</text:p>
      <text:list xml:id="list1619701037" text:style-name="L10">
        <text:list-item>
          <text:p text:style-name="P30">Seasons: Christmas shopping versus ordinary time</text:p>
        </text:list-item>
        <text:list-item>
          <text:p text:style-name="P30">Weekends versus weekdays</text:p>
        </text:list-item>
        <text:list-item>
          <text:p text:style-name="P30">Life events: After a baby, marriage, or move</text:p>
        </text:list-item>
        <text:list-item>
          <text:p text:style-name="P30">Daytime versus evening</text:p>
        </text:list-item>
        <text:list-item>
          <text:p text:style-name="P21">Periodic activities: Get haircuts and buy toothpaste every five weeks</text:p>
        </text:list-item>
      </text:list>
      <text:h text:style-name="Heading_20_3" text:outline-level="3"><text:bookmark text:name="a12"/>WHY</text:h>
      <text:p text:style-name="Text_20_body">The “<text:a xlink:type="simple" xlink:href="https://learning.oreilly.com/library/view/customer-analytics-for/9781118937624/xhtml/09_9781118937594-ch04.xhtml#a13" text:style-name="Internet_20_link" text:visited-style-name="Visited_20_Internet_20_Link">why</text:a>” is pretty obvious, isn’t it? The customer wants or needs what you have to offer!</text:p>
      <text:p text:style-name="Text_20_body">As touched on in the beginning of this chapter, customer segmentation can help answer many business questions. Among those include:</text:p>
      <text:list xml:id="list1116255742" text:style-name="L11">
        <text:list-item>
          <text:p text:style-name="P31">What are my customer segments and how are they defined?</text:p>
        </text:list-item>
        <text:list-item>
          <text:p text:style-name="P31">How many distinct groups do we serve — and how are they different?</text:p>
        </text:list-item>
        <text:list-item>
          <text:p text:style-name="P31">What customer segments deliver the most revenue and profit?</text:p>
        </text:list-item>
        <text:list-item>
          <text:p text:style-name="P31">What products and services appeal to which customer segments?</text:p>
        </text:list-item>
        <text:list-item>
          <text:p text:style-name="P31">How can I tailor communication to better address customers’ needs?</text:p>
        </text:list-item>
        <text:list-item>
          <text:p text:style-name="P31">Which consumers tend to shop/interact exclusively online and why?</text:p>
        </text:list-item>
        <text:list-item>
          <text:p text:style-name="P22">How and where should I leverage my customer loyalty program further?</text:p>
        </text:list-item>
      </text:list>
      <text:h text:style-name="Heading_20_3" text:outline-level="3"><text:bookmark text:name="a13"/>HOW</text:h>
      <text:p text:style-name="Text_20_body">How do customers interact with the product or service?</text:p>
      <text:list xml:id="list2013063557" text:style-name="L12">
        <text:list-item>
          <text:p text:style-name="P32">Online versus in store</text:p>
        </text:list-item>
        <text:list-item>
          <text:p text:style-name="P32">Phone versus in person</text:p>
        </text:list-item>
        <text:list-item>
          <text:p text:style-name="P23"><text:soft-page-break/>Through a reseller versus direct</text:p>
        </text:list-item>
      </text:list>
      <text:p text:style-name="Text_20_body">Knowing how customers already interact with your business gives insight into what can be improved and what is already working to its full potential. For example, say you are trying to improve the sales of your software and you realize that most users buy it from a reseller. Perhaps that means that <text:bookmark text:name="Page_53"/>your website is difficult to use and so less tech-savvy people therefore turn to a third party. This is very valuable information and could indicate that your website needs improvement in order to meet the needs of your less tech-savvy customer segment.</text:p>
      <text:p text:style-name="P8"><text:span text:style-name="T2">It isn’t essential to collect every one of these attributes about your customers: Some may not apply and some may not make a huge difference. It all depends on the kinds of products or services you offer and the goals you have in mind. Are you looking for an optimal store location to reach wealthy clientele?</text:span><text:span text:style-name="T12"> </text:span><text:span text:style-name="T2">Focus on geographical and demographic questions to identify where the well-to-do segment of your customer base resides or shops.</text:span><text:span text:style-name="T12"> </text:span><text:span text:style-name="T2">Use your judgment and knowledge of your own business to pinpoint the attributes that are the most meaningful to your study.</text:span></text:p>
      <text:p text:style-name="P8"><text:span text:style-name="T2"/></text:p>
      <text:h text:style-name="P2" text:outline-level="2"><text:bookmark text:name="a14"/><text:span text:style-name="T1">Analyzing the Data to Segment Your Customers</text:span></text:h>
      <text:p text:style-name="P10"><text:span text:style-name="T1">STEP 1: TABULATE YOUR DAT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Georgia" svg:font-family="Georgia, 'Droid Serif', Times, serif"/>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2:24:12.541938059</meta:creation-date>
    <dc:date>2020-12-10T23:05:05.376185941</dc:date>
    <meta:editing-duration>PT7H58M30S</meta:editing-duration>
    <meta:editing-cycles>1</meta:editing-cycles>
    <meta:document-statistic meta:table-count="0" meta:image-count="0" meta:object-count="0" meta:page-count="7" meta:paragraph-count="104" meta:word-count="2042" meta:character-count="12780" meta:non-whitespace-character-count="10880"/>
    <meta:generator>LibreOffice/6.4.6.2$Linux_X86_64 LibreOffice_project/40$Build-2</meta:generator>
  </office:meta>
</office:document-meta>
</file>